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33cm" fo:min-width="5.3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32cm" fo:min-width="5.3cm"/>
    </style:style>
    <style:style style:name="gr3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ffffff" fo:min-height="2.056cm"/>
    </style:style>
    <style:style style:name="gr6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solid" draw:fill-color="#ffffff" fo:min-height="2.067cm"/>
    </style:style>
    <style:style style:name="gr8" style:family="graphic" style:parent-style-name="standard">
      <style:graphic-properties draw:stroke="none" svg:stroke-color="#000000" draw:fill="solid" draw:fill-color="#ffffff" fo:min-height="1.834cm"/>
    </style:style>
    <style:style style:name="gr9" style:family="graphic" style:parent-style-name="standard">
      <style:graphic-properties draw:stroke="none" svg:stroke-color="#000000" draw:fill="solid" draw:fill-color="#ffffff" fo:min-height="2.05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1cm" svg:height="3.083cm" svg:x="19.7cm" svg:y="14.399cm">
          <text:p text:style-name="P1"><text:span text:style-name="T1">Monitor</text:span></text:p>
          <text:p text:style-name="P1"><text:span text:style-name="T1">element </text:span></text:p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1cm" svg:height="3.082cm" svg:x="10.2cm" svg:y="0.5cm">
          <text:p text:style-name="P1"><text:span text:style-name="T1">Monitor</text:span></text:p>
          <text:p text:style-name="P1"><text:span text:style-name="T1">element </text:span></text:p>
          <text:p text:style-name="P1"><text:span text:style-name="T1">coll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2" draw:layer="layout" svg:width="13.45cm" svg:height="6.727cm" draw:transform="skewX (0.278729081543494) rotate (1.58196643400766) translate (3.60157885256867cm 13.6823814331133cm)" svg:viewBox="0 0 13451 6728" svg:d="M0 0c9967-2 13451 6728 13451 6728">
          <text:p/>
        </draw:path>
        <draw:path draw:style-name="gr4" draw:text-style-name="P2" draw:layer="layout" svg:width="17.957cm" svg:height="9.503cm" draw:transform="skewX (-0.433714319120591) rotate (-1.58598069128725) translate (25.7695353970937cm -3.47479822068798cm)" svg:viewBox="0 0 17958 9504" svg:d="M17958 0c-13305 5-17958 9504-17958 9504">
          <text:p/>
        </draw:path>
        <draw:frame draw:style-name="gr5" draw:text-style-name="P3" draw:layer="layout" svg:width="3.7cm" svg:height="5.228cm" svg:x="1.3cm" svg:y="7.582cm">
          <draw:text-box>
            <text:p text:style-name="P3"><text:span text:style-name="T2">Send </text:span><text:span text:style-name="T3">subscribed</text:span></text:p>
            <text:p text:style-name="P3"><text:span text:style-name="T2">(CMD)</text:span></text:p>
            <text:p text:style-name="P3"><text:span text:style-name="T2"/></text:p>
            <text:p text:style-name="P3"><text:span text:style-name="T2">Send </text:span><text:span text:style-name="T3">availables</text:span></text:p>
            <text:p text:style-name="P3"><text:span text:style-name="T2">(CMD)</text:span></text:p>
          </draw:text-box>
        </draw:frame>
        <draw:custom-shape draw:style-name="gr1" draw:text-style-name="P1" draw:layer="layout" svg:width="6.1cm" svg:height="3.083cm" svg:x="0.7cm" svg:y="13.782cm">
          <text:p text:style-name="P1"><text:span text:style-name="T1">Mod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1cm" svg:height="3.083cm" svg:x="1.4cm" svg:y="14.199cm">
          <text:p text:style-name="P1"><text:span text:style-name="T1">Mod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1cm" svg:height="3.083cm" svg:x="2cm" svg:y="14.699cm">
          <text:p text:style-name="P1"><text:span text:style-name="T1">Mod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2" draw:layer="layout" svg:width="14.547cm" svg:height="3.879cm" draw:transform="skewX (-0.730420291959627) rotate (-1.57812670965327) translate (20.005355760566cm 0.0351933300086202cm)" svg:viewBox="0 0 14548 3880" svg:d="M14548 0c-10777-1-14548 3880-14548 3880">
          <text:p/>
        </draw:path>
        <draw:frame draw:style-name="gr7" draw:text-style-name="P3" draw:layer="layout" svg:width="3.9cm" svg:height="2.384cm" svg:x="16.5cm" svg:y="5.398cm">
          <draw:text-box>
            <text:p text:style-name="P3"><text:span text:style-name="T2">Updated subscribed</text:span></text:p>
            <text:p text:style-name="P3"><text:span text:style-name="T2">(SVC)</text:span></text:p>
          </draw:text-box>
        </draw:frame>
        <draw:path draw:style-name="gr4" draw:text-style-name="P2" draw:layer="layout" svg:width="17.563cm" svg:height="6.788cm" draw:transform="skewX (-0.567930138598955) rotate (-1.52402150284145) translate (22.8790678461078cm -3.16263144477401cm)" svg:viewBox="0 0 17564 6789" svg:d="M17564 0c-13014 5-17564 6789-17564 6789">
          <text:p/>
        </draw:path>
        <draw:path draw:style-name="gr6" draw:text-style-name="P2" draw:layer="layout" svg:width="16.514cm" svg:height="7.05cm" draw:transform="skewX (-0.516093859814723) rotate (-1.58301363155886) translate (23.3994358692771cm -2.13240547715365cm)" svg:viewBox="0 0 16515 7051" svg:d="M16515 0c-12236 3-16515 7051-16515 7051">
          <text:p/>
        </draw:path>
        <draw:frame draw:style-name="gr8" draw:text-style-name="P3" draw:layer="layout" svg:width="3.6cm" svg:height="2.384cm" svg:x="20.8cm" svg:y="9.482cm">
          <draw:text-box>
            <text:p text:style-name="P3"><text:span text:style-name="T2">Query</text:span></text:p>
            <text:p text:style-name="P3"><text:span text:style-name="T2">availables</text:span></text:p>
            <text:p text:style-name="P3"><text:span text:style-name="T2">(RPC)</text:span></text:p>
          </draw:text-box>
        </draw:frame>
        <draw:frame draw:style-name="gr9" draw:text-style-name="P3" draw:layer="layout" svg:width="4.6cm" svg:height="2.384cm" svg:x="23cm" svg:y="5.382cm">
          <draw:text-box>
            <text:p text:style-name="P3"><text:span text:style-name="T2">Subscribe/</text:span></text:p>
            <text:p text:style-name="P3"><text:span text:style-name="T2">Unsubscribe</text:span></text:p>
            <text:p text:style-name="P3"><text:span text:style-name="T2">(CMD)</text:span></text:p>
          </draw:text-box>
        </draw:frame>
        <draw:path draw:style-name="gr6" draw:text-style-name="P2" draw:layer="layout" svg:width="12.407cm" svg:height="5.097cm" draw:transform="skewX (0.331438024953723) rotate (1.58004657183047) translate (5.20119641046909cm 13.7823519426413cm)" svg:viewBox="0 0 12408 5098" svg:d="M0 0c9193-1 12408 5098 12408 5098">
          <text:p/>
        </draw:path>
        <draw:frame draw:style-name="gr7" draw:text-style-name="P3" draw:layer="layout" svg:width="3.9cm" svg:height="2.384cm" svg:x="5.4cm" svg:y="5.682cm">
          <draw:text-box>
            <text:p text:style-name="P3"><text:span text:style-name="T2">Notify</text:span></text:p>
            <text:p text:style-name="P3"><text:span text:style-name="T2">subscribed</text:span></text:p>
            <text:p text:style-name="P3"><text:span text:style-name="T2">(SV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2T21:45:10.099177075</meta:creation-date>
    <dc:date>2016-02-03T00:19:14.850993266</dc:date>
    <meta:editing-duration>PT1H12M22S</meta:editing-duration>
    <meta:editing-cycles>7</meta:editing-cycles>
    <meta:generator>LibreOffice/4.3.3.2$Linux_x86 LibreOffice_project/430m0$Build-2</meta:generator>
    <meta:document-statistic meta:object-count="16"/>
  </office:meta>
</office:document-meta>
</file>